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LCALDE DIAZ, JOSE EDUARDO</text:span></text:p>
      <text:p text:style-name="P3"><text:span text:style-name="T6">CANT. TOTAL DE CAJAS: 1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JAE</text:span></text:p>
      <text:p text:style-name="P6"/>
      <text:p text:style-name="P6">Recojo: <text:span text:style-name="T3">ALCALDE DIAZ, JOSE EDUAR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09:2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